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8">
      <style:table-cell-properties fo:background-color="#ffffcc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VM" table:style-name="ta1">
        <table:table-column table:style-name="co1" table:number-columns-repeated="2" table:default-cell-style-name="Default"/>
        <table:table-column table:style-name="co1" table:number-columns-repeated="7" table:default-cell-style-name="ce1"/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las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</table:table>
      <table:table table:name="H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2" table:default-cell-style-name="ce2"/>
        <table:table-column table:style-name="co1" table:number-columns-repeated="12" table:default-cell-style-name="Default"/>
        <table:table-row table:style-name="ro1">
          <table:table-cell table:number-columns-repeated="4"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H(1/6,5/6)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Default" office:value-type="string" calcext:value-type="string">
            <text:p>a*loga</text:p>
          </table:table-cell>
          <table:table-cell table:style-name="Default" office:value-type="string" calcext:value-type="string">
            <text:p>b*logb</text:p>
          </table:table-cell>
          <table:table-cell table:style-name="Default" office:value-type="string" calcext:value-type="string">
            <text:p>(-a-b)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formula="of:=0" office:value-type="float" office:value="0" calcext:value-type="float">
            <text:p>,000</text:p>
          </table:table-cell>
          <table:table-cell table:style-name="ce7" table:formula="of:=[.D3]*LOG([.D3];2)" office:value-type="float" office:value="0" calcext:value-type="float">
            <text:p>,000</text:p>
          </table:table-cell>
          <table:table-cell table:style-name="ce7" table:formula="of:=-[.E3]-[.F3]" office:value-type="float" office:value="-0" calcext:value-type="float">
            <text:p>,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/6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formula="of:=1-[.C4]" office:value-type="float" office:value="0.833333333333333" calcext:value-type="float">
            <text:p>0,833333333333333</text:p>
          </table:table-cell>
          <table:table-cell table:formula="of:=[.C4]*LOG([.C4];2)" office:value-type="float" office:value="-0.430827083453526" calcext:value-type="float">
            <text:p>-,431</text:p>
          </table:table-cell>
          <table:table-cell table:formula="of:=[.D4]*LOG([.D4];2)" office:value-type="float" office:value="-0.219195338194828" calcext:value-type="float">
            <text:p>-,219</text:p>
          </table:table-cell>
          <table:table-cell table:formula="of:=-[.E4]-[.F4]" office:value-type="float" office:value="0.650022421648354" calcext:value-type="float">
            <text:p>,6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/5</text:p>
          </table:table-cell>
          <table:table-cell table:formula="of:=1/5" office:value-type="float" office:value="0.2" calcext:value-type="float">
            <text:p>0,2</text:p>
          </table:table-cell>
          <table:table-cell table:formula="of:=1-[.C5]" office:value-type="float" office:value="0.8" calcext:value-type="float">
            <text:p>0,8</text:p>
          </table:table-cell>
          <table:table-cell table:formula="of:=[.C5]*LOG([.C5];2)" office:value-type="float" office:value="-0.464385618977472" calcext:value-type="float">
            <text:p>-,464</text:p>
          </table:table-cell>
          <table:table-cell table:formula="of:=[.D5]*LOG([.D5];2)" office:value-type="float" office:value="-0.25754247590989" calcext:value-type="float">
            <text:p>-,258</text:p>
          </table:table-cell>
          <table:table-cell table:formula="of:=-[.E5]-[.F5]" office:value-type="float" office:value="0.721928094887362" calcext:value-type="float">
            <text:p>,72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¼</text:p>
          </table:table-cell>
          <table:table-cell table:formula="of:=1/4" office:value-type="float" office:value="0.25" calcext:value-type="float">
            <text:p>0,25</text:p>
          </table:table-cell>
          <table:table-cell table:formula="of:=1-[.C6]" office:value-type="float" office:value="0.75" calcext:value-type="float">
            <text:p>0,75</text:p>
          </table:table-cell>
          <table:table-cell table:formula="of:=[.C6]*LOG([.C6];2)" office:value-type="float" office:value="-0.5" calcext:value-type="float">
            <text:p>-,500</text:p>
          </table:table-cell>
          <table:table-cell table:formula="of:=[.D6]*LOG([.D6];2)" office:value-type="float" office:value="-0.311278124459133" calcext:value-type="float">
            <text:p>-,311</text:p>
          </table:table-cell>
          <table:table-cell table:formula="of:=-[.E6]-[.F6]" office:value-type="float" office:value="0.811278124459133" calcext:value-type="float">
            <text:p>,8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/3 i 2/6</text:p>
          </table:table-cell>
          <table:table-cell table:formula="of:=1/3" office:value-type="float" office:value="0.333333333333333" calcext:value-type="float">
            <text:p>0,333333333333333</text:p>
          </table:table-cell>
          <table:table-cell table:formula="of:=1-[.C7]" office:value-type="float" office:value="0.666666666666667" calcext:value-type="float">
            <text:p>0,666666666666667</text:p>
          </table:table-cell>
          <table:table-cell table:formula="of:=[.C7]*LOG([.C7];2)" office:value-type="float" office:value="-0.528320833573719" calcext:value-type="float">
            <text:p>-,528</text:p>
          </table:table-cell>
          <table:table-cell table:formula="of:=[.D7]*LOG([.D7];2)" office:value-type="float" office:value="-0.389975000480771" calcext:value-type="float">
            <text:p>-,390</text:p>
          </table:table-cell>
          <table:table-cell table:formula="of:=-[.E7]-[.F7]" office:value-type="float" office:value="0.91829583405449" calcext:value-type="float">
            <text:p>,91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2/5</text:p>
          </table:table-cell>
          <table:table-cell table:formula="of:=2/5" office:value-type="float" office:value="0.4" calcext:value-type="float">
            <text:p>0,4</text:p>
          </table:table-cell>
          <table:table-cell table:formula="of:=1-[.C8]" office:value-type="float" office:value="0.6" calcext:value-type="float">
            <text:p>0,6</text:p>
          </table:table-cell>
          <table:table-cell table:formula="of:=[.C8]*LOG([.C8];2)" office:value-type="float" office:value="-0.528771237954945" calcext:value-type="float">
            <text:p>-,529</text:p>
          </table:table-cell>
          <table:table-cell table:formula="of:=[.D8]*LOG([.D8];2)" office:value-type="float" office:value="-0.442179356499724" calcext:value-type="float">
            <text:p>-,442</text:p>
          </table:table-cell>
          <table:table-cell table:formula="of:=-[.E8]-[.F8]" office:value-type="float" office:value="0.970950594454668" calcext:value-type="float">
            <text:p>,971</text:p>
          </table:table-cell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½ i 2/4 i 3/6</text:p>
          </table:table-cell>
          <table:table-cell table:style-name="ce5" table:formula="of:=3/6" office:value-type="float" office:value="0.5" calcext:value-type="float">
            <text:p>0,5</text:p>
          </table:table-cell>
          <table:table-cell table:style-name="ce5" table:formula="of:=1-[.C9]" office:value-type="float" office:value="0.5" calcext:value-type="float">
            <text:p>0,5</text:p>
          </table:table-cell>
          <table:table-cell table:style-name="ce7" table:formula="of:=[.C9]*LOG([.C9];2)" office:value-type="float" office:value="-0.5" calcext:value-type="float">
            <text:p>-,500</text:p>
          </table:table-cell>
          <table:table-cell table:style-name="ce7" table:formula="of:=[.D9]*LOG([.D9];2)" office:value-type="float" office:value="-0.5" calcext:value-type="float">
            <text:p>-,500</text:p>
          </table:table-cell>
          <table:table-cell table:style-name="ce7" table:formula="of:=-[.E9]-[.F9]" office:value-type="float" office:value="1" calcext:value-type="float">
            <text:p>1,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3/5</text:p>
          </table:table-cell>
          <table:table-cell table:formula="of:=3/5" office:value-type="float" office:value="0.6" calcext:value-type="float">
            <text:p>0,6</text:p>
          </table:table-cell>
          <table:table-cell table:formula="of:=1-[.C10]" office:value-type="float" office:value="0.4" calcext:value-type="float">
            <text:p>0,4</text:p>
          </table:table-cell>
          <table:table-cell table:formula="of:=[.C10]*LOG([.C10];2)" office:value-type="float" office:value="-0.442179356499724" calcext:value-type="float">
            <text:p>-,442</text:p>
          </table:table-cell>
          <table:table-cell table:formula="of:=[.D10]*LOG([.D10];2)" office:value-type="float" office:value="-0.528771237954945" calcext:value-type="float">
            <text:p>-,529</text:p>
          </table:table-cell>
          <table:table-cell table:formula="of:=-[.E10]-[.F10]" office:value-type="float" office:value="0.970950594454668" calcext:value-type="float">
            <text:p>,97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2/3 i 4/6</text:p>
          </table:table-cell>
          <table:table-cell table:formula="of:=2/3" office:value-type="float" office:value="0.666666666666667" calcext:value-type="float">
            <text:p>0,666666666666667</text:p>
          </table:table-cell>
          <table:table-cell table:formula="of:=1-[.C11]" office:value-type="float" office:value="0.333333333333333" calcext:value-type="float">
            <text:p>0,333333333333333</text:p>
          </table:table-cell>
          <table:table-cell table:formula="of:=[.C11]*LOG([.C11];2)" office:value-type="float" office:value="-0.389975000480771" calcext:value-type="float">
            <text:p>-,390</text:p>
          </table:table-cell>
          <table:table-cell table:formula="of:=[.D11]*LOG([.D11];2)" office:value-type="float" office:value="-0.528320833573719" calcext:value-type="float">
            <text:p>-,528</text:p>
          </table:table-cell>
          <table:table-cell table:formula="of:=-[.E11]-[.F11]" office:value-type="float" office:value="0.91829583405449" calcext:value-type="float">
            <text:p>,91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¾</text:p>
          </table:table-cell>
          <table:table-cell table:formula="of:=3/4" office:value-type="float" office:value="0.75" calcext:value-type="float">
            <text:p>0,75</text:p>
          </table:table-cell>
          <table:table-cell table:formula="of:=1-[.C12]" office:value-type="float" office:value="0.25" calcext:value-type="float">
            <text:p>0,25</text:p>
          </table:table-cell>
          <table:table-cell table:formula="of:=[.C12]*LOG([.C12];2)" office:value-type="float" office:value="-0.311278124459133" calcext:value-type="float">
            <text:p>-,311</text:p>
          </table:table-cell>
          <table:table-cell table:formula="of:=[.D12]*LOG([.D12];2)" office:value-type="float" office:value="-0.5" calcext:value-type="float">
            <text:p>-,500</text:p>
          </table:table-cell>
          <table:table-cell table:formula="of:=-[.E12]-[.F12]" office:value-type="float" office:value="0.811278124459133" calcext:value-type="float">
            <text:p>,8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/5</text:p>
          </table:table-cell>
          <table:table-cell table:formula="of:=4/5" office:value-type="float" office:value="0.8" calcext:value-type="float">
            <text:p>0,8</text:p>
          </table:table-cell>
          <table:table-cell table:formula="of:=1-[.C13]" office:value-type="float" office:value="0.2" calcext:value-type="float">
            <text:p>0,2</text:p>
          </table:table-cell>
          <table:table-cell table:formula="of:=[.C13]*LOG([.C13];2)" office:value-type="float" office:value="-0.25754247590989" calcext:value-type="float">
            <text:p>-,258</text:p>
          </table:table-cell>
          <table:table-cell table:formula="of:=[.D13]*LOG([.D13];2)" office:value-type="float" office:value="-0.464385618977472" calcext:value-type="float">
            <text:p>-,464</text:p>
          </table:table-cell>
          <table:table-cell table:formula="of:=-[.E13]-[.F13]" office:value-type="float" office:value="0.721928094887362" calcext:value-type="float">
            <text:p>,722</text:p>
          </table:table-cell>
          <table:table-cell table:number-columns-repeated="2"/>
          <table:table-cell table:formula="of:=-[.J35]-[.H35]" office:value-type="float" office:value="0.970950594454669" calcext:value-type="float">
            <text:p>0,97095059445466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/6</text:p>
          </table:table-cell>
          <table:table-cell table:formula="of:=5/6" office:value-type="float" office:value="0.833333333333333" calcext:value-type="float">
            <text:p>0,833333333333333</text:p>
          </table:table-cell>
          <table:table-cell table:formula="of:=1-[.C14]" office:value-type="float" office:value="0.166666666666667" calcext:value-type="float">
            <text:p>0,166666666666667</text:p>
          </table:table-cell>
          <table:table-cell table:formula="of:=[.C14]*LOG([.C14];2)" office:value-type="float" office:value="-0.219195338194828" calcext:value-type="float">
            <text:p>-,219</text:p>
          </table:table-cell>
          <table:table-cell table:formula="of:=[.D14]*LOG([.D14];2)" office:value-type="float" office:value="-0.430827083453526" calcext:value-type="float">
            <text:p>-,431</text:p>
          </table:table-cell>
          <table:table-cell table:formula="of:=-[.E14]-[.F14]" office:value-type="float" office:value="0.650022421648354" calcext:value-type="float">
            <text:p>,650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1-[.C15]" office:value-type="float" office:value="0" calcext:value-type="float">
            <text:p>0</text:p>
          </table:table-cell>
          <table:table-cell table:style-name="ce7" table:formula="of:=[.C15]*LOG([.C15];2)" office:value-type="float" office:value="0" calcext:value-type="float">
            <text:p>,000</text:p>
          </table:table-cell>
          <table:table-cell table:style-name="ce7" table:formula="of:=0" office:value-type="float" office:value="0" calcext:value-type="float">
            <text:p>,000</text:p>
          </table:table-cell>
          <table:table-cell table:style-name="ce7" table:formula="of:=-[.E15]-[.F15]" office:value-type="float" office:value="-0" calcext:value-type="float">
            <text:p>,000</text:p>
          </table:table-cell>
          <table:table-cell table:number-columns-repeated="2"/>
          <table:table-cell table:formula="of:=-[.F30]-[.G30]" office:value-type="float" office:value="0.970950594454669" calcext:value-type="float">
            <text:p>0,970950594454669</text:p>
          </table:table-cell>
          <table:table-cell table:number-columns-repeated="9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4"/>
          <table:table-cell table:style-name="Default" office:value-type="string" calcext:value-type="string">
            <text:p>1/3log1/3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formula="of:=([.E$25]/[.$D26])*LOG( ([.E$25]/[.$D26]) ;2)" office:value-type="float" office:value="0" calcext:value-type="float">
            <text:p>,000</text:p>
          </table:table-cell>
          <table:table-cell table:formula="of:=([.F$25]/[.$D26])*LOG( ([.F$25]/[.$D26]) ;2)" office:value-type="float" office:value="2" calcext:value-type="float">
            <text:p>2,000</text:p>
          </table:table-cell>
          <table:table-cell table:formula="of:=([.G$25]/[.$D26])*LOG( ([.G$25]/[.$D26]) ;2)" office:value-type="float" office:value="4.75488750216347" calcext:value-type="float">
            <text:p>4,755</text:p>
          </table:table-cell>
          <table:table-cell table:style-name="ce2" table:formula="of:=([.H$25]/[.$D26])*LOG( ([.H$25]/[.$D26]) ;2)" office:value-type="float" office:value="8" calcext:value-type="float">
            <text:p>8,000</text:p>
          </table:table-cell>
          <table:table-cell table:style-name="ce2" table:formula="of:=([.I$25]/[.$D26])*LOG( ([.I$25]/[.$D26]) ;2)" office:value-type="float" office:value="11.6096404744368" calcext:value-type="float">
            <text:p>11,610</text:p>
          </table:table-cell>
          <table:table-cell table:style-name="ce2" table:formula="of:=([.J$25]/[.$D26])*LOG( ([.J$25]/[.$D26]) ;2)" office:value-type="float" office:value="15.5097750043269" calcext:value-type="float">
            <text:p>15,510</text:p>
          </table:table-cell>
          <table:table-cell table:style-name="ce2" table:formula="of:=([.K$25]/[.$D26])*LOG( ([.K$25]/[.$D26]) ;2)" office:value-type="float" office:value="19.6514844544032" calcext:value-type="float">
            <text:p>19,651</text:p>
          </table:table-cell>
          <table:table-cell table:style-name="ce2" table:formula="of:=([.L$25]/[.$D26])*LOG( ([.L$25]/[.$D26]) ;2)" office:value-type="float" office:value="24" calcext:value-type="float">
            <text:p>24,000</text:p>
          </table:table-cell>
          <table:table-cell table:style-name="ce2" table:formula="of:=([.M$25]/[.$D26])*LOG( ([.M$25]/[.$D26]) ;2)" office:value-type="float" office:value="28.5293250129808" calcext:value-type="float">
            <text:p>28,529</text:p>
          </table:table-cell>
          <table:table-cell table:style-name="ce2" table:formula="of:=([.N$25]/[.$D26])*LOG( ([.N$25]/[.$D26]) ;2)" office:value-type="float" office:value="33.2192809488736" calcext:value-type="float">
            <text:p>33,219</text:p>
          </table:table-cell>
          <table:table-cell table:style-name="ce2" table:formula="of:=([.O$25]/[.$D26])*LOG( ([.O$25]/[.$D26]) ;2)" office:value-type="float" office:value="38.0537478050103" calcext:value-type="float">
            <text:p>38,054</text:p>
          </table:table-cell>
          <table:table-cell table:style-name="ce2" table:formula="of:=([.P$25]/[.$D26])*LOG( ([.P$25]/[.$D26]) ;2)" office:value-type="float" office:value="43.0195500086539" calcext:value-type="float">
            <text:p>43,020</text:p>
          </table:table-cell>
          <table:table-cell table:style-name="ce2" table:formula="of:=([.Q$25]/[.$D26])*LOG( ([.Q$25]/[.$D26]) ;2)" office:value-type="float" office:value="48.1057163358342" calcext:value-type="float">
            <text:p>48,106</text:p>
          </table:table-cell>
          <table:table-cell table:style-name="ce2" table:formula="of:=([.R$25]/[.$D26])*LOG( ([.R$25]/[.$D26]) ;2)" office:value-type="float" office:value="53.3029689088064" calcext:value-type="float">
            <text:p>53,303</text:p>
          </table:table-cell>
          <table:table-cell table:style-name="ce2" table:formula="of:=([.S$25]/[.$D26])*LOG( ([.S$25]/[.$D26]) ;2)" office:value-type="float" office:value="58.6033589341278" calcext:value-type="float">
            <text:p>58,60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([.E$25]/[.$D27])*LOG( ([.E$25]/[.$D27]) ;2)" office:value-type="float" office:value="-0.5" calcext:value-type="float">
            <text:p>-,500</text:p>
          </table:table-cell>
          <table:table-cell table:formula="of:=([.F$25]/[.$D27])*LOG( ([.F$25]/[.$D27]) ;2)" office:value-type="float" office:value="0" calcext:value-type="float">
            <text:p>,000</text:p>
          </table:table-cell>
          <table:table-cell table:formula="of:=([.G$25]/[.$D27])*LOG( ([.G$25]/[.$D27]) ;2)" office:value-type="float" office:value="0.877443751081734" calcext:value-type="float">
            <text:p>,877</text:p>
          </table:table-cell>
          <table:table-cell table:style-name="ce2" table:formula="of:=([.H$25]/[.$D27])*LOG( ([.H$25]/[.$D27]) ;2)" office:value-type="float" office:value="2" calcext:value-type="float">
            <text:p>2,000</text:p>
          </table:table-cell>
          <table:table-cell table:style-name="ce2" table:formula="of:=([.I$25]/[.$D27])*LOG( ([.I$25]/[.$D27]) ;2)" office:value-type="float" office:value="3.30482023721841" calcext:value-type="float">
            <text:p>3,305</text:p>
          </table:table-cell>
          <table:table-cell table:style-name="ce2" table:formula="of:=([.J$25]/[.$D27])*LOG( ([.J$25]/[.$D27]) ;2)" office:value-type="float" office:value="4.75488750216347" calcext:value-type="float">
            <text:p>4,755</text:p>
          </table:table-cell>
          <table:table-cell table:style-name="ce2" table:formula="of:=([.K$25]/[.$D27])*LOG( ([.K$25]/[.$D27]) ;2)" office:value-type="float" office:value="6.32574222720162" calcext:value-type="float">
            <text:p>6,326</text:p>
          </table:table-cell>
          <table:table-cell table:style-name="ce2" table:formula="of:=([.L$25]/[.$D27])*LOG( ([.L$25]/[.$D27]) ;2)" office:value-type="float" office:value="8" calcext:value-type="float">
            <text:p>8,000</text:p>
          </table:table-cell>
          <table:table-cell table:style-name="ce2" table:formula="of:=([.M$25]/[.$D27])*LOG( ([.M$25]/[.$D27]) ;2)" office:value-type="float" office:value="9.76466250649041" calcext:value-type="float">
            <text:p>9,765</text:p>
          </table:table-cell>
          <table:table-cell table:style-name="ce2" table:formula="of:=([.N$25]/[.$D27])*LOG( ([.N$25]/[.$D27]) ;2)" office:value-type="float" office:value="11.6096404744368" calcext:value-type="float">
            <text:p>11,610</text:p>
          </table:table-cell>
          <table:table-cell table:style-name="ce2" table:formula="of:=([.O$25]/[.$D27])*LOG( ([.O$25]/[.$D27]) ;2)" office:value-type="float" office:value="13.5268739025051" calcext:value-type="float">
            <text:p>13,527</text:p>
          </table:table-cell>
          <table:table-cell table:style-name="ce2" table:formula="of:=([.P$25]/[.$D27])*LOG( ([.P$25]/[.$D27]) ;2)" office:value-type="float" office:value="15.5097750043269" calcext:value-type="float">
            <text:p>15,510</text:p>
          </table:table-cell>
          <table:table-cell table:style-name="ce2" table:formula="of:=([.Q$25]/[.$D27])*LOG( ([.Q$25]/[.$D27]) ;2)" office:value-type="float" office:value="17.5528581679171" calcext:value-type="float">
            <text:p>17,553</text:p>
          </table:table-cell>
          <table:table-cell table:style-name="ce2" table:formula="of:=([.R$25]/[.$D27])*LOG( ([.R$25]/[.$D27]) ;2)" office:value-type="float" office:value="19.6514844544032" calcext:value-type="float">
            <text:p>19,651</text:p>
          </table:table-cell>
          <table:table-cell table:style-name="ce2" table:formula="of:=([.S$25]/[.$D27])*LOG( ([.S$25]/[.$D27]) ;2)" office:value-type="float" office:value="21.8016794670639" calcext:value-type="float">
            <text:p>21,80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([.E$25]/[.$D28])*LOG( ([.E$25]/[.$D28]) ;2)" office:value-type="float" office:value="-0.528320833573719" calcext:value-type="float">
            <text:p>-,528</text:p>
          </table:table-cell>
          <table:table-cell table:formula="of:=([.F$25]/[.$D28])*LOG( ([.F$25]/[.$D28]) ;2)" office:value-type="float" office:value="-0.389975000480771" calcext:value-type="float">
            <text:p>-,390</text:p>
          </table:table-cell>
          <table:table-cell table:formula="of:=([.G$25]/[.$D28])*LOG( ([.G$25]/[.$D28]) ;2)" office:value-type="float" office:value="0" calcext:value-type="float">
            <text:p>,000</text:p>
          </table:table-cell>
          <table:table-cell table:style-name="ce2" table:formula="of:=([.H$25]/[.$D28])*LOG( ([.H$25]/[.$D28]) ;2)" office:value-type="float" office:value="0.553383332371792" calcext:value-type="float">
            <text:p>,553</text:p>
          </table:table-cell>
          <table:table-cell table:style-name="ce2" table:formula="of:=([.I$25]/[.$D28])*LOG( ([.I$25]/[.$D28]) ;2)" office:value-type="float" office:value="1.22827599027701" calcext:value-type="float">
            <text:p>1,228</text:p>
          </table:table-cell>
          <table:table-cell table:style-name="ce2" table:formula="of:=([.J$25]/[.$D28])*LOG( ([.J$25]/[.$D28]) ;2)" office:value-type="float" office:value="2" calcext:value-type="float">
            <text:p>2,000</text:p>
          </table:table-cell>
          <table:table-cell table:style-name="ce2" table:formula="of:=([.K$25]/[.$D28])*LOG( ([.K$25]/[.$D28]) ;2)" office:value-type="float" office:value="2.85224898311838" calcext:value-type="float">
            <text:p>2,852</text:p>
          </table:table-cell>
          <table:table-cell table:style-name="ce2" table:formula="of:=([.L$25]/[.$D28])*LOG( ([.L$25]/[.$D28]) ;2)" office:value-type="float" office:value="3.77343333141025" calcext:value-type="float">
            <text:p>3,773</text:p>
          </table:table-cell>
          <table:table-cell table:style-name="ce2" table:formula="of:=([.M$25]/[.$D28])*LOG( ([.M$25]/[.$D28]) ;2)" office:value-type="float" office:value="4.75488750216347" calcext:value-type="float">
            <text:p>4,755</text:p>
          </table:table-cell>
          <table:table-cell table:style-name="ce2" table:formula="of:=([.N$25]/[.$D28])*LOG( ([.N$25]/[.$D28]) ;2)" office:value-type="float" office:value="5.78988531388735" calcext:value-type="float">
            <text:p>5,790</text:p>
          </table:table-cell>
          <table:table-cell table:style-name="ce2" table:formula="of:=([.O$25]/[.$D28])*LOG( ([.O$25]/[.$D28]) ;2)" office:value-type="float" office:value="6.87305343235918" calcext:value-type="float">
            <text:p>6,873</text:p>
          </table:table-cell>
          <table:table-cell table:style-name="ce2" table:formula="of:=([.P$25]/[.$D28])*LOG( ([.P$25]/[.$D28]) ;2)" office:value-type="float" office:value="8" calcext:value-type="float">
            <text:p>8,000</text:p>
          </table:table-cell>
          <table:table-cell table:style-name="ce2" table:formula="of:=([.Q$25]/[.$D28])*LOG( ([.Q$25]/[.$D28]) ;2)" office:value-type="float" office:value="9.16706794215306" calcext:value-type="float">
            <text:p>9,167</text:p>
          </table:table-cell>
          <table:table-cell table:style-name="ce2" table:formula="of:=([.R$25]/[.$D28])*LOG( ([.R$25]/[.$D28]) ;2)" office:value-type="float" office:value="10.3711646329034" calcext:value-type="float">
            <text:p>10,371</text:p>
          </table:table-cell>
          <table:table-cell table:style-name="ce2" table:formula="of:=([.S$25]/[.$D28])*LOG( ([.S$25]/[.$D28]) ;2)" office:value-type="float" office:value="11.6096404744368" calcext:value-type="float">
            <text:p>11,610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([.E$25]/[.$D29])*LOG( ([.E$25]/[.$D29]) ;2)" office:value-type="float" office:value="-0.5" calcext:value-type="float">
            <text:p>-,500</text:p>
          </table:table-cell>
          <table:table-cell table:formula="of:=([.F$25]/[.$D29])*LOG( ([.F$25]/[.$D29]) ;2)" office:value-type="float" office:value="-0.5" calcext:value-type="float">
            <text:p>-,500</text:p>
          </table:table-cell>
          <table:table-cell table:formula="of:=([.G$25]/[.$D29])*LOG( ([.G$25]/[.$D29]) ;2)" office:value-type="float" office:value="-0.311278124459133" calcext:value-type="float">
            <text:p>-,311</text:p>
          </table:table-cell>
          <table:table-cell table:style-name="ce2" table:formula="of:=([.H$25]/[.$D29])*LOG( ([.H$25]/[.$D29]) ;2)" office:value-type="float" office:value="0" calcext:value-type="float">
            <text:p>,000</text:p>
          </table:table-cell>
          <table:table-cell table:style-name="ce2" table:formula="of:=([.I$25]/[.$D29])*LOG( ([.I$25]/[.$D29]) ;2)" office:value-type="float" office:value="0.402410118609203" calcext:value-type="float">
            <text:p>,402</text:p>
          </table:table-cell>
          <table:table-cell table:style-name="ce2" table:formula="of:=([.J$25]/[.$D29])*LOG( ([.J$25]/[.$D29]) ;2)" office:value-type="float" office:value="0.877443751081734" calcext:value-type="float">
            <text:p>,877</text:p>
          </table:table-cell>
          <table:table-cell table:style-name="ce2" table:formula="of:=([.K$25]/[.$D29])*LOG( ([.K$25]/[.$D29]) ;2)" office:value-type="float" office:value="1.41287111360081" calcext:value-type="float">
            <text:p>1,413</text:p>
          </table:table-cell>
          <table:table-cell table:style-name="ce2" table:formula="of:=([.L$25]/[.$D29])*LOG( ([.L$25]/[.$D29]) ;2)" office:value-type="float" office:value="2" calcext:value-type="float">
            <text:p>2,000</text:p>
          </table:table-cell>
          <table:table-cell table:style-name="ce2" table:formula="of:=([.M$25]/[.$D29])*LOG( ([.M$25]/[.$D29]) ;2)" office:value-type="float" office:value="2.6323312532452" calcext:value-type="float">
            <text:p>2,632</text:p>
          </table:table-cell>
          <table:table-cell table:style-name="ce2" table:formula="of:=([.N$25]/[.$D29])*LOG( ([.N$25]/[.$D29]) ;2)" office:value-type="float" office:value="3.30482023721841" calcext:value-type="float">
            <text:p>3,305</text:p>
          </table:table-cell>
          <table:table-cell table:style-name="ce2" table:formula="of:=([.O$25]/[.$D29])*LOG( ([.O$25]/[.$D29]) ;2)" office:value-type="float" office:value="4.01343695125257" calcext:value-type="float">
            <text:p>4,013</text:p>
          </table:table-cell>
          <table:table-cell table:style-name="ce2" table:formula="of:=([.P$25]/[.$D29])*LOG( ([.P$25]/[.$D29]) ;2)" office:value-type="float" office:value="4.75488750216347" calcext:value-type="float">
            <text:p>4,755</text:p>
          </table:table-cell>
          <table:table-cell table:style-name="ce2" table:formula="of:=([.Q$25]/[.$D29])*LOG( ([.Q$25]/[.$D29]) ;2)" office:value-type="float" office:value="5.52642908395855" calcext:value-type="float">
            <text:p>5,526</text:p>
          </table:table-cell>
          <table:table-cell table:style-name="ce2" table:formula="of:=([.R$25]/[.$D29])*LOG( ([.R$25]/[.$D29]) ;2)" office:value-type="float" office:value="6.32574222720162" calcext:value-type="float">
            <text:p>6,326</text:p>
          </table:table-cell>
          <table:table-cell table:style-name="ce2" table:formula="of:=([.S$25]/[.$D29])*LOG( ([.S$25]/[.$D29]) ;2)" office:value-type="float" office:value="7.15083973353195" calcext:value-type="float">
            <text:p>7,15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([.E$25]/[.$D30])*LOG( ([.E$25]/[.$D30]) ;2)" office:value-type="float" office:value="-0.464385618977472" calcext:value-type="float">
            <text:p>-,464</text:p>
          </table:table-cell>
          <table:table-cell table:formula="of:=([.F$25]/[.$D30])*LOG( ([.F$25]/[.$D30]) ;2)" office:value-type="float" office:value="-0.528771237954945" calcext:value-type="float">
            <text:p>-,529</text:p>
          </table:table-cell>
          <table:table-cell table:formula="of:=([.G$25]/[.$D30])*LOG( ([.G$25]/[.$D30]) ;2)" office:value-type="float" office:value="-0.442179356499724" calcext:value-type="float">
            <text:p>-,442</text:p>
          </table:table-cell>
          <table:table-cell table:style-name="ce2" table:formula="of:=([.H$25]/[.$D30])*LOG( ([.H$25]/[.$D30]) ;2)" office:value-type="float" office:value="-0.25754247590989" calcext:value-type="float">
            <text:p>-,258</text:p>
          </table:table-cell>
          <table:table-cell table:style-name="ce2" table:formula="of:=([.I$25]/[.$D30])*LOG( ([.I$25]/[.$D30]) ;2)" office:value-type="float" office:value="0" calcext:value-type="float">
            <text:p>,000</text:p>
          </table:table-cell>
          <table:table-cell table:style-name="ce2" table:formula="of:=([.J$25]/[.$D30])*LOG( ([.J$25]/[.$D30]) ;2)" office:value-type="float" office:value="0.315641287000553" calcext:value-type="float">
            <text:p>,316</text:p>
          </table:table-cell>
          <table:table-cell table:style-name="ce2" table:formula="of:=([.K$25]/[.$D30])*LOG( ([.K$25]/[.$D30]) ;2)" office:value-type="float" office:value="0.679597558038338" calcext:value-type="float">
            <text:p>,680</text:p>
          </table:table-cell>
          <table:table-cell table:style-name="ce2" table:formula="of:=([.L$25]/[.$D30])*LOG( ([.L$25]/[.$D30]) ;2)" office:value-type="float" office:value="1.08491504818022" calcext:value-type="float">
            <text:p>1,085</text:p>
          </table:table-cell>
          <table:table-cell table:style-name="ce2" table:formula="of:=([.M$25]/[.$D30])*LOG( ([.M$25]/[.$D30]) ;2)" office:value-type="float" office:value="1.52639443179891" calcext:value-type="float">
            <text:p>1,526</text:p>
          </table:table-cell>
          <table:table-cell table:style-name="ce2" table:formula="of:=([.N$25]/[.$D30])*LOG( ([.N$25]/[.$D30]) ;2)" office:value-type="float" office:value="2" calcext:value-type="float">
            <text:p>2,000</text:p>
          </table:table-cell>
          <table:table-cell table:style-name="ce2" table:formula="of:=([.O$25]/[.$D30])*LOG( ([.O$25]/[.$D30]) ;2)" office:value-type="float" office:value="2.50250775224986" calcext:value-type="float">
            <text:p>2,503</text:p>
          </table:table-cell>
          <table:table-cell table:style-name="ce2" table:formula="of:=([.P$25]/[.$D30])*LOG( ([.P$25]/[.$D30]) ;2)" office:value-type="float" office:value="3.0312825740011" calcext:value-type="float">
            <text:p>3,031</text:p>
          </table:table-cell>
          <table:table-cell table:style-name="ce2" table:formula="of:=([.Q$25]/[.$D30])*LOG( ([.Q$25]/[.$D30]) ;2)" office:value-type="float" office:value="3.5841302204597" calcext:value-type="float">
            <text:p>3,584</text:p>
          </table:table-cell>
          <table:table-cell table:style-name="ce2" table:formula="of:=([.R$25]/[.$D30])*LOG( ([.R$25]/[.$D30]) ;2)" office:value-type="float" office:value="4.15919511607668" calcext:value-type="float">
            <text:p>4,159</text:p>
          </table:table-cell>
          <table:table-cell table:style-name="ce2" table:formula="of:=([.S$25]/[.$D30])*LOG( ([.S$25]/[.$D30]) ;2)" office:value-type="float" office:value="4.75488750216347" calcext:value-type="float">
            <text:p>4,75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([.E$25]/[.$D31])*LOG( ([.E$25]/[.$D31]) ;2)" office:value-type="float" office:value="-0.430827083453526" calcext:value-type="float">
            <text:p>-,431</text:p>
          </table:table-cell>
          <table:table-cell table:formula="of:=([.F$25]/[.$D31])*LOG( ([.F$25]/[.$D31]) ;2)" office:value-type="float" office:value="-0.528320833573719" calcext:value-type="float">
            <text:p>-,528</text:p>
          </table:table-cell>
          <table:table-cell table:formula="of:=([.G$25]/[.$D31])*LOG( ([.G$25]/[.$D31]) ;2)" office:value-type="float" office:value="-0.5" calcext:value-type="float">
            <text:p>-,500</text:p>
          </table:table-cell>
          <table:table-cell table:style-name="ce2" table:formula="of:=([.H$25]/[.$D31])*LOG( ([.H$25]/[.$D31]) ;2)" office:value-type="float" office:value="-0.389975000480771" calcext:value-type="float">
            <text:p>-,390</text:p>
          </table:table-cell>
          <table:table-cell table:style-name="ce2" table:formula="of:=([.I$25]/[.$D31])*LOG( ([.I$25]/[.$D31]) ;2)" office:value-type="float" office:value="-0.219195338194828" calcext:value-type="float">
            <text:p>-,219</text:p>
          </table:table-cell>
          <table:table-cell table:style-name="ce2" table:formula="of:=([.J$25]/[.$D31])*LOG( ([.J$25]/[.$D31]) ;2)" office:value-type="float" office:value="0" calcext:value-type="float">
            <text:p>,000</text:p>
          </table:table-cell>
          <table:table-cell table:style-name="ce2" table:formula="of:=([.K$25]/[.$D31])*LOG( ([.K$25]/[.$D31]) ;2)" office:value-type="float" office:value="0.259457824892523" calcext:value-type="float">
            <text:p>,259</text:p>
          </table:table-cell>
          <table:table-cell table:style-name="ce2" table:formula="of:=([.L$25]/[.$D31])*LOG( ([.L$25]/[.$D31]) ;2)" office:value-type="float" office:value="0.553383332371792" calcext:value-type="float">
            <text:p>,553</text:p>
          </table:table-cell>
          <table:table-cell table:style-name="ce2" table:formula="of:=([.M$25]/[.$D31])*LOG( ([.M$25]/[.$D31]) ;2)" office:value-type="float" office:value="0.877443751081734" calcext:value-type="float">
            <text:p>,877</text:p>
          </table:table-cell>
          <table:table-cell table:style-name="ce2" table:formula="of:=([.N$25]/[.$D31])*LOG( ([.N$25]/[.$D31]) ;2)" office:value-type="float" office:value="1.22827599027701" calcext:value-type="float">
            <text:p>1,228</text:p>
          </table:table-cell>
          <table:table-cell table:style-name="ce2" table:formula="of:=([.O$25]/[.$D31])*LOG( ([.O$25]/[.$D31]) ;2)" office:value-type="float" office:value="1.60319338284626" calcext:value-type="float">
            <text:p>1,603</text:p>
          </table:table-cell>
          <table:table-cell table:style-name="ce2" table:formula="of:=([.P$25]/[.$D31])*LOG( ([.P$25]/[.$D31]) ;2)" office:value-type="float" office:value="2" calcext:value-type="float">
            <text:p>2,000</text:p>
          </table:table-cell>
          <table:table-cell table:style-name="ce2" table:formula="of:=([.Q$25]/[.$D31])*LOG( ([.Q$25]/[.$D31]) ;2)" office:value-type="float" office:value="2.41686730440986" calcext:value-type="float">
            <text:p>2,417</text:p>
          </table:table-cell>
          <table:table-cell table:style-name="ce2" table:formula="of:=([.R$25]/[.$D31])*LOG( ([.R$25]/[.$D31]) ;2)" office:value-type="float" office:value="2.85224898311838" calcext:value-type="float">
            <text:p>2,852</text:p>
          </table:table-cell>
          <table:table-cell table:style-name="ce2" table:formula="of:=([.S$25]/[.$D31])*LOG( ([.S$25]/[.$D31]) ;2)" office:value-type="float" office:value="3.30482023721841" calcext:value-type="float">
            <text:p>3,30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([.E$25]/[.$D32])*LOG( ([.E$25]/[.$D32]) ;2)" office:value-type="float" office:value="-0.401050703151086" calcext:value-type="float">
            <text:p>-,401</text:p>
          </table:table-cell>
          <table:table-cell table:formula="of:=([.F$25]/[.$D32])*LOG( ([.F$25]/[.$D32]) ;2)" office:value-type="float" office:value="-0.516387120587887" calcext:value-type="float">
            <text:p>-,516</text:p>
          </table:table-cell>
          <table:table-cell table:formula="of:=([.G$25]/[.$D32])*LOG( ([.G$25]/[.$D32]) ;2)" office:value-type="float" office:value="-0.523882466287049" calcext:value-type="float">
            <text:p>-,524</text:p>
          </table:table-cell>
          <table:table-cell table:style-name="ce2" table:formula="of:=([.H$25]/[.$D32])*LOG( ([.H$25]/[.$D32]) ;2)" office:value-type="float" office:value="-0.461345669747202" calcext:value-type="float">
            <text:p>-,461</text:p>
          </table:table-cell>
          <table:table-cell table:style-name="ce2" table:formula="of:=([.I$25]/[.$D32])*LOG( ([.I$25]/[.$D32]) ;2)" office:value-type="float" office:value="-0.346733447978744" calcext:value-type="float">
            <text:p>-,347</text:p>
          </table:table-cell>
          <table:table-cell table:style-name="ce2" table:formula="of:=([.J$25]/[.$D32])*LOG( ([.J$25]/[.$D32]) ;2)" office:value-type="float" office:value="-0.190622075431241" calcext:value-type="float">
            <text:p>-,191</text:p>
          </table:table-cell>
          <table:table-cell table:style-name="ce2" table:formula="of:=([.K$25]/[.$D32])*LOG( ([.K$25]/[.$D32]) ;2)" office:value-type="float" office:value="0" calcext:value-type="float">
            <text:p>,000</text:p>
          </table:table-cell>
          <table:table-cell table:style-name="ce2" table:formula="of:=([.L$25]/[.$D32])*LOG( ([.L$25]/[.$D32]) ;2)" office:value-type="float" office:value="0.220165803362738" calcext:value-type="float">
            <text:p>,220</text:p>
          </table:table-cell>
          <table:table-cell table:style-name="ce2" table:formula="of:=([.M$25]/[.$D32])*LOG( ([.M$25]/[.$D32]) ;2)" office:value-type="float" office:value="0.466161530637482" calcext:value-type="float">
            <text:p>,466</text:p>
          </table:table-cell>
          <table:table-cell table:style-name="ce2" table:formula="of:=([.N$25]/[.$D32])*LOG( ([.N$25]/[.$D32]) ;2)" office:value-type="float" office:value="0.73510453261394" calcext:value-type="float">
            <text:p>,735</text:p>
          </table:table-cell>
          <table:table-cell table:style-name="ce2" table:formula="of:=([.O$25]/[.$D32])*LOG( ([.O$25]/[.$D32]) ;2)" office:value-type="float" office:value="1.02469195176809" calcext:value-type="float">
            <text:p>1,025</text:p>
          </table:table-cell>
          <table:table-cell table:style-name="ce2" table:formula="of:=([.P$25]/[.$D32])*LOG( ([.P$25]/[.$D32]) ;2)" office:value-type="float" office:value="1.33304156342323" calcext:value-type="float">
            <text:p>1,333</text:p>
          </table:table-cell>
          <table:table-cell table:style-name="ce2" table:formula="of:=([.Q$25]/[.$D32])*LOG( ([.Q$25]/[.$D32]) ;2)" office:value-type="float" office:value="1.65858604986934" calcext:value-type="float">
            <text:p>1,659</text:p>
          </table:table-cell>
          <table:table-cell table:style-name="ce2" table:formula="of:=([.R$25]/[.$D32])*LOG( ([.R$25]/[.$D32]) ;2)" office:value-type="float" office:value="2" calcext:value-type="float">
            <text:p>2,000</text:p>
          </table:table-cell>
          <table:table-cell table:style-name="ce2" table:formula="of:=([.S$25]/[.$D32])*LOG( ([.S$25]/[.$D32]) ;2)" office:value-type="float" office:value="2.35614787189482" calcext:value-type="float">
            <text:p>2,356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([.E$25]/[.$D33])*LOG( ([.E$25]/[.$D33]) ;2)" office:value-type="float" office:value="-0.375" calcext:value-type="float">
            <text:p>-,375</text:p>
          </table:table-cell>
          <table:table-cell table:formula="of:=([.F$25]/[.$D33])*LOG( ([.F$25]/[.$D33]) ;2)" office:value-type="float" office:value="-0.5" calcext:value-type="float">
            <text:p>-,500</text:p>
          </table:table-cell>
          <table:table-cell table:formula="of:=([.G$25]/[.$D33])*LOG( ([.G$25]/[.$D33]) ;2)" office:value-type="float" office:value="-0.530639062229566" calcext:value-type="float">
            <text:p>-,531</text:p>
          </table:table-cell>
          <table:table-cell table:style-name="ce2" table:formula="of:=([.H$25]/[.$D33])*LOG( ([.H$25]/[.$D33]) ;2)" office:value-type="float" office:value="-0.5" calcext:value-type="float">
            <text:p>-,500</text:p>
          </table:table-cell>
          <table:table-cell table:style-name="ce2" table:formula="of:=([.I$25]/[.$D33])*LOG( ([.I$25]/[.$D33]) ;2)" office:value-type="float" office:value="-0.423794940695399" calcext:value-type="float">
            <text:p>-,424</text:p>
          </table:table-cell>
          <table:table-cell table:style-name="ce2" table:formula="of:=([.J$25]/[.$D33])*LOG( ([.J$25]/[.$D33]) ;2)" office:value-type="float" office:value="-0.311278124459133" calcext:value-type="float">
            <text:p>-,311</text:p>
          </table:table-cell>
          <table:table-cell table:style-name="ce2" table:formula="of:=([.K$25]/[.$D33])*LOG( ([.K$25]/[.$D33]) ;2)" office:value-type="float" office:value="-0.168564443199596" calcext:value-type="float">
            <text:p>-,169</text:p>
          </table:table-cell>
          <table:table-cell table:style-name="ce2" table:formula="of:=([.L$25]/[.$D33])*LOG( ([.L$25]/[.$D33]) ;2)" office:value-type="float" office:value="0" calcext:value-type="float">
            <text:p>,000</text:p>
          </table:table-cell>
          <table:table-cell table:style-name="ce2" table:formula="of:=([.M$25]/[.$D33])*LOG( ([.M$25]/[.$D33]) ;2)" office:value-type="float" office:value="0.191165626622601" calcext:value-type="float">
            <text:p>,191</text:p>
          </table:table-cell>
          <table:table-cell table:style-name="ce2" table:formula="of:=([.N$25]/[.$D33])*LOG( ([.N$25]/[.$D33]) ;2)" office:value-type="float" office:value="0.402410118609203" calcext:value-type="float">
            <text:p>,402</text:p>
          </table:table-cell>
          <table:table-cell table:style-name="ce2" table:formula="of:=([.O$25]/[.$D33])*LOG( ([.O$25]/[.$D33]) ;2)" office:value-type="float" office:value="0.631718475626284" calcext:value-type="float">
            <text:p>,632</text:p>
          </table:table-cell>
          <table:table-cell table:style-name="ce2" table:formula="of:=([.P$25]/[.$D33])*LOG( ([.P$25]/[.$D33]) ;2)" office:value-type="float" office:value="0.877443751081734" calcext:value-type="float">
            <text:p>,877</text:p>
          </table:table-cell>
          <table:table-cell table:style-name="ce2" table:formula="of:=([.Q$25]/[.$D33])*LOG( ([.Q$25]/[.$D33]) ;2)" office:value-type="float" office:value="1.13821454197927" calcext:value-type="float">
            <text:p>1,138</text:p>
          </table:table-cell>
          <table:table-cell table:style-name="ce2" table:formula="of:=([.R$25]/[.$D33])*LOG( ([.R$25]/[.$D33]) ;2)" office:value-type="float" office:value="1.41287111360081" calcext:value-type="float">
            <text:p>1,413</text:p>
          </table:table-cell>
          <table:table-cell table:style-name="ce2" table:formula="of:=([.S$25]/[.$D33])*LOG( ([.S$25]/[.$D33]) ;2)" office:value-type="float" office:value="1.70041986676597" calcext:value-type="float">
            <text:p>1,700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([.E$25]/[.$D34])*LOG( ([.E$25]/[.$D34]) ;2)" office:value-type="float" office:value="-0.352213889049146" calcext:value-type="float">
            <text:p>-,352</text:p>
          </table:table-cell>
          <table:table-cell table:formula="of:=([.F$25]/[.$D34])*LOG( ([.F$25]/[.$D34]) ;2)" office:value-type="float" office:value="-0.482205555876069" calcext:value-type="float">
            <text:p>-,482</text:p>
          </table:table-cell>
          <table:table-cell table:formula="of:=([.G$25]/[.$D34])*LOG( ([.G$25]/[.$D34]) ;2)" office:value-type="float" office:value="-0.528320833573719" calcext:value-type="float">
            <text:p>-,528</text:p>
          </table:table-cell>
          <table:table-cell table:style-name="ce2" table:formula="of:=([.H$25]/[.$D34])*LOG( ([.H$25]/[.$D34]) ;2)" office:value-type="float" office:value="-0.519966667307694" calcext:value-type="float">
            <text:p>-,520</text:p>
          </table:table-cell>
          <table:table-cell table:style-name="ce2" table:formula="of:=([.I$25]/[.$D34])*LOG( ([.I$25]/[.$D34]) ;2)" office:value-type="float" office:value="-0.471109392530528" calcext:value-type="float">
            <text:p>-,471</text:p>
          </table:table-cell>
          <table:table-cell table:style-name="ce2" table:formula="of:=([.J$25]/[.$D34])*LOG( ([.J$25]/[.$D34]) ;2)" office:value-type="float" office:value="-0.389975000480771" calcext:value-type="float">
            <text:p>-,390</text:p>
          </table:table-cell>
          <table:table-cell table:style-name="ce2" table:formula="of:=([.K$25]/[.$D34])*LOG( ([.K$25]/[.$D34]) ;2)" office:value-type="float" office:value="-0.281998950632551" calcext:value-type="float">
            <text:p>-,282</text:p>
          </table:table-cell>
          <table:table-cell table:style-name="ce2" table:formula="of:=([.L$25]/[.$D34])*LOG( ([.L$25]/[.$D34]) ;2)" office:value-type="float" office:value="-0.1510444457265" calcext:value-type="float">
            <text:p>-,151</text:p>
          </table:table-cell>
          <table:table-cell table:style-name="ce2" table:formula="of:=([.M$25]/[.$D34])*LOG( ([.M$25]/[.$D34]) ;2)" office:value-type="float" office:value="0" calcext:value-type="float">
            <text:p>,000</text:p>
          </table:table-cell>
          <table:table-cell table:style-name="ce2" table:formula="of:=([.N$25]/[.$D34])*LOG( ([.N$25]/[.$D34]) ;2)" office:value-type="float" office:value="0.168892326050056" calcext:value-type="float">
            <text:p>,169</text:p>
          </table:table-cell>
          <table:table-cell table:style-name="ce2" table:formula="of:=([.O$25]/[.$D34])*LOG( ([.O$25]/[.$D34]) ;2)" office:value-type="float" office:value="0.353841421016093" calcext:value-type="float">
            <text:p>,354</text:p>
          </table:table-cell>
          <table:table-cell table:style-name="ce2" table:formula="of:=([.P$25]/[.$D34])*LOG( ([.P$25]/[.$D34]) ;2)" office:value-type="float" office:value="0.553383332371792" calcext:value-type="float">
            <text:p>,553</text:p>
          </table:table-cell>
          <table:table-cell table:style-name="ce2" table:formula="of:=([.Q$25]/[.$D34])*LOG( ([.Q$25]/[.$D34]) ;2)" office:value-type="float" office:value="0.766299035231571" calcext:value-type="float">
            <text:p>,766</text:p>
          </table:table-cell>
          <table:table-cell table:style-name="ce2" table:formula="of:=([.R$25]/[.$D34])*LOG( ([.R$25]/[.$D34]) ;2)" office:value-type="float" office:value="0.991557654290454" calcext:value-type="float">
            <text:p>,992</text:p>
          </table:table-cell>
          <table:table-cell table:style-name="ce2" table:formula="of:=([.S$25]/[.$D34])*LOG( ([.S$25]/[.$D34]) ;2)" office:value-type="float" office:value="1.22827599027701" calcext:value-type="float">
            <text:p>1,228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([.E$25]/[.$D35])*LOG( ([.E$25]/[.$D35]) ;2)" office:value-type="float" office:value="-0.332192809488736" calcext:value-type="float">
            <text:p>-,332</text:p>
          </table:table-cell>
          <table:table-cell table:formula="of:=([.F$25]/[.$D35])*LOG( ([.F$25]/[.$D35]) ;2)" office:value-type="float" office:value="-0.464385618977472" calcext:value-type="float">
            <text:p>-,464</text:p>
          </table:table-cell>
          <table:table-cell table:formula="of:=([.G$25]/[.$D35])*LOG( ([.G$25]/[.$D35]) ;2)" office:value-type="float" office:value="-0.521089678249862" calcext:value-type="float">
            <text:p>-,521</text:p>
          </table:table-cell>
          <table:table-cell table:style-name="ce2" table:formula="of:=([.H$25]/[.$D35])*LOG( ([.H$25]/[.$D35]) ;2)" office:value-type="float" office:value="-0.528771237954945" calcext:value-type="float">
            <text:p>-,529</text:p>
          </table:table-cell>
          <table:table-cell table:style-name="ce2" table:formula="of:=([.I$25]/[.$D35])*LOG( ([.I$25]/[.$D35]) ;2)" office:value-type="float" office:value="-0.5" calcext:value-type="float">
            <text:p>-,500</text:p>
          </table:table-cell>
          <table:table-cell table:style-name="ce2" table:formula="of:=([.J$25]/[.$D35])*LOG( ([.J$25]/[.$D35]) ;2)" office:value-type="float" office:value="-0.442179356499724" calcext:value-type="float">
            <text:p>-,442</text:p>
          </table:table-cell>
          <table:table-cell table:style-name="ce2" table:formula="of:=([.K$25]/[.$D35])*LOG( ([.K$25]/[.$D35]) ;2)" office:value-type="float" office:value="-0.360201220980831" calcext:value-type="float">
            <text:p>-,360</text:p>
          </table:table-cell>
          <table:table-cell table:style-name="ce2" table:formula="of:=([.L$25]/[.$D35])*LOG( ([.L$25]/[.$D35]) ;2)" office:value-type="float" office:value="-0.25754247590989" calcext:value-type="float">
            <text:p>-,258</text:p>
          </table:table-cell>
          <table:table-cell table:style-name="ce2" table:formula="of:=([.M$25]/[.$D35])*LOG( ([.M$25]/[.$D35]) ;2)" office:value-type="float" office:value="-0.136802784100545" calcext:value-type="float">
            <text:p>-,137</text:p>
          </table:table-cell>
          <table:table-cell table:style-name="ce2" table:formula="of:=([.N$25]/[.$D35])*LOG( ([.N$25]/[.$D35]) ;2)" office:value-type="float" office:value="0" calcext:value-type="float">
            <text:p>,000</text:p>
          </table:table-cell>
          <table:table-cell table:style-name="ce2" table:formula="of:=([.O$25]/[.$D35])*LOG( ([.O$25]/[.$D35]) ;2)" office:value-type="float" office:value="0.151253876124929" calcext:value-type="float">
            <text:p>,151</text:p>
          </table:table-cell>
          <table:table-cell table:style-name="ce2" table:formula="of:=([.P$25]/[.$D35])*LOG( ([.P$25]/[.$D35]) ;2)" office:value-type="float" office:value="0.315641287000553" calcext:value-type="float">
            <text:p>,316</text:p>
          </table:table-cell>
          <table:table-cell table:style-name="ce2" table:formula="of:=([.Q$25]/[.$D35])*LOG( ([.Q$25]/[.$D35]) ;2)" office:value-type="float" office:value="0.492065110229849" calcext:value-type="float">
            <text:p>,492</text:p>
          </table:table-cell>
          <table:table-cell table:style-name="ce2" table:formula="of:=([.R$25]/[.$D35])*LOG( ([.R$25]/[.$D35]) ;2)" office:value-type="float" office:value="0.679597558038338" calcext:value-type="float">
            <text:p>,680</text:p>
          </table:table-cell>
          <table:table-cell table:style-name="ce2" table:formula="of:=([.S$25]/[.$D35])*LOG( ([.S$25]/[.$D35]) ;2)" office:value-type="float" office:value="0.877443751081734" calcext:value-type="float">
            <text:p>,877</text:p>
          </table:table-cell>
        </table:table-row>
      </table:table>
      <table:named-expressions/>
      <table:database-ranges>
        <table:database-range table:name="__Anonymous_Sheet_DB__1" table:target-range-address="H.B4:H.G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.00.0000</text:date>, <text:time style:data-style-name="N2" text:time-value="10:23:51.1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3-27T10:38:03.506000000</dc:date>
    <meta:editing-duration>PT34M7S</meta:editing-duration>
    <meta:editing-cycles>9</meta:editing-cycles>
    <meta:generator>LibreOffice/6.4.7.2$Windows_x86 LibreOffice_project/639b8ac485750d5696d7590a72ef1b496725cfb5</meta:generator>
    <meta:document-statistic meta:table-count="2" meta:cell-count="291" meta:object-count="0"/>
  </office:meta>
</office:document-meta>
</file>